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992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45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ff4000"/>
    </style:style>
    <style:style style:name="ce5" style:family="table-cell" style:parent-style-name="Default">
      <style:table-cell-properties fo:background-color="#ff4000"/>
    </style:style>
    <style:style style:name="ce6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results_pretrained_nottingham_ma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14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CTnCTR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MCTD</text:p>
          </table:table-cell>
          <table:table-cell office:value-type="string" calcext:value-type="string">
            <text:p>HRHE_i</text:p>
          </table:table-cell>
          <table:table-cell office:value-type="string" calcext:value-type="string">
            <text:p>HRC_i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_jazz</text:p>
          </table:table-cell>
          <table:table-cell office:value-type="string" calcext:value-type="string">
            <text:p>avgav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trained</text:p>
          </table:table-cell>
          <table:table-cell office:value-type="float" office:value="0.367636888451402" calcext:value-type="float">
            <text:p>0.367636888451402</text:p>
          </table:table-cell>
          <table:table-cell office:value-type="float" office:value="1.44444444444444" calcext:value-type="float">
            <text:p>1.44444444444444</text:p>
          </table:table-cell>
          <table:table-cell office:value-type="float" office:value="0.344062996249442" calcext:value-type="float">
            <text:p>0.344062996249442</text:p>
          </table:table-cell>
          <table:table-cell office:value-type="float" office:value="0.170346019419957" calcext:value-type="float">
            <text:p>0.170346019419957</text:p>
          </table:table-cell>
          <table:table-cell office:value-type="float" office:value="0.191013108432652" calcext:value-type="float">
            <text:p>0.191013108432652</text:p>
          </table:table-cell>
          <table:table-cell office:value-type="float" office:value="0.184284418761341" calcext:value-type="float">
            <text:p>0.184284418761341</text:p>
          </table:table-cell>
          <table:table-cell office:value-type="float" office:value="0.626386395752564" calcext:value-type="float">
            <text:p>0.626386395752564</text:p>
          </table:table-cell>
          <table:table-cell office:value-type="float" office:value="1.35555555555556" calcext:value-type="float">
            <text:p>1.35555555555556</text:p>
          </table:table-cell>
          <table:table-cell office:value-type="float" office:value="0.19886617165885" calcext:value-type="float">
            <text:p>0.19886617165885</text:p>
          </table:table-cell>
          <table:table-cell table:formula="of:=AVERAGE([.B2:.J2])" office:value-type="float" office:value="0.542510666525134" calcext:value-type="float">
            <text:p>0.542510666525134</text:p>
          </table:table-cell>
          <table:table-cell office:value-type="float" office:value="1.07195544042303" calcext:value-type="float">
            <text:p>1.07195544042303</text:p>
          </table:table-cell>
          <table:table-cell table:formula="of:=AVERAGE([.K2:.L2])" office:value-type="float" office:value="0.807233053474082" calcext:value-type="float">
            <text:p>0.8072330534740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trained_epoch168_nvis50</text:p>
          </table:table-cell>
          <table:table-cell office:value-type="float" office:value="0.390003317800861" calcext:value-type="float">
            <text:p>0.390003317800861</text:p>
          </table:table-cell>
          <table:table-cell office:value-type="float" office:value="1.68888888888889" calcext:value-type="float">
            <text:p>1.68888888888889</text:p>
          </table:table-cell>
          <table:table-cell office:value-type="float" office:value="0.308046931751668" calcext:value-type="float">
            <text:p>0.308046931751668</text:p>
          </table:table-cell>
          <table:table-cell office:value-type="float" office:value="0.150217888548997" calcext:value-type="float">
            <text:p>0.150217888548997</text:p>
          </table:table-cell>
          <table:table-cell office:value-type="float" office:value="0.179378331169513" calcext:value-type="float">
            <text:p>0.179378331169513</text:p>
          </table:table-cell>
          <table:table-cell office:value-type="float" office:value="0.162824630496052" calcext:value-type="float">
            <text:p>0.162824630496052</text:p>
          </table:table-cell>
          <table:table-cell office:value-type="float" office:value="0.565506593285163" calcext:value-type="float">
            <text:p>0.565506593285163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0.22058405840917" calcext:value-type="float">
            <text:p>0.22058405840917</text:p>
          </table:table-cell>
          <table:table-cell table:formula="of:=AVERAGE([.B3:.J3])" office:value-type="float" office:value="0.533198219298183" calcext:value-type="float">
            <text:p>0.533198219298183</text:p>
          </table:table-cell>
          <table:table-cell office:value-type="float" office:value="0.99824841089013" calcext:value-type="float">
            <text:p>0.99824841089013</text:p>
          </table:table-cell>
          <table:table-cell table:formula="of:=AVERAGE([.K3:.L3])" office:value-type="float" office:value="0.765723315094156" calcext:value-type="float">
            <text:p>0.7657233150941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trained_epoch177_nvis30</text:p>
          </table:table-cell>
          <table:table-cell office:value-type="float" office:value="0.350018829984692" calcext:value-type="float">
            <text:p>0.350018829984692</text:p>
          </table:table-cell>
          <table:table-cell office:value-type="float" office:value="1.55555555555556" calcext:value-type="float">
            <text:p>1.55555555555556</text:p>
          </table:table-cell>
          <table:table-cell office:value-type="float" office:value="0.266063726003624" calcext:value-type="float">
            <text:p>0.266063726003624</text:p>
          </table:table-cell>
          <table:table-cell office:value-type="float" office:value="0.154511873808581" calcext:value-type="float">
            <text:p>0.154511873808581</text:p>
          </table:table-cell>
          <table:table-cell office:value-type="float" office:value="0.192566994049636" calcext:value-type="float">
            <text:p>0.192566994049636</text:p>
          </table:table-cell>
          <table:table-cell office:value-type="float" office:value="0.157059841906073" calcext:value-type="float">
            <text:p>0.157059841906073</text:p>
          </table:table-cell>
          <table:table-cell office:value-type="float" office:value="0.559284477372016" calcext:value-type="float">
            <text:p>0.559284477372016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0.218975225167584" calcext:value-type="float">
            <text:p>0.218975225167584</text:p>
          </table:table-cell>
          <table:table-cell table:formula="of:=AVERAGE([.B4:.J4])" office:value-type="float" office:value="0.509707761909011" calcext:value-type="float">
            <text:p>0.509707761909011</text:p>
          </table:table-cell>
          <table:table-cell office:value-type="float" office:value="0.996067718243021" calcext:value-type="float">
            <text:p>0.996067718243021</text:p>
          </table:table-cell>
          <table:table-cell table:formula="of:=AVERAGE([.K4:.L4])" office:value-type="float" office:value="0.752887740076016" calcext:value-type="float">
            <text:p>0.7528877400760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trained_epoch182_nvis20</text:p>
          </table:table-cell>
          <table:table-cell office:value-type="float" office:value="0.405460156978332" calcext:value-type="float">
            <text:p>0.405460156978332</text:p>
          </table:table-cell>
          <table:table-cell office:value-type="float" office:value="1.51111111111111" calcext:value-type="float">
            <text:p>1.51111111111111</text:p>
          </table:table-cell>
          <table:table-cell office:value-type="float" office:value="0.315073192883026" calcext:value-type="float">
            <text:p>0.315073192883026</text:p>
          </table:table-cell>
          <table:table-cell office:value-type="float" office:value="0.135056841770247" calcext:value-type="float">
            <text:p>0.135056841770247</text:p>
          </table:table-cell>
          <table:table-cell office:value-type="float" office:value="0.166343608799643" calcext:value-type="float">
            <text:p>0.166343608799643</text:p>
          </table:table-cell>
          <table:table-cell office:value-type="float" office:value="0.144687751737741" calcext:value-type="float">
            <text:p>0.144687751737741</text:p>
          </table:table-cell>
          <table:table-cell office:value-type="float" office:value="0.568595479379396" calcext:value-type="float">
            <text:p>0.568595479379396</text:p>
          </table:table-cell>
          <table:table-cell office:value-type="float" office:value="1" calcext:value-type="float">
            <text:p>1</text:p>
          </table:table-cell>
          <table:table-cell office:value-type="float" office:value="0.213924789106924" calcext:value-type="float">
            <text:p>0.213924789106924</text:p>
          </table:table-cell>
          <table:table-cell table:formula="of:=AVERAGE([.B5:.J5])" office:value-type="float" office:value="0.495583659085158" calcext:value-type="float">
            <text:p>0.495583659085158</text:p>
          </table:table-cell>
          <table:table-cell office:value-type="float" office:value="0.90973226552606" calcext:value-type="float">
            <text:p>0.90973226552606</text:p>
          </table:table-cell>
          <table:table-cell table:formula="of:=AVERAGE([.K5:.L5])" office:value-type="float" office:value="0.702657962305609" calcext:value-type="float">
            <text:p>0.7026579623056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trained_epoch189_nvis10</text:p>
          </table:table-cell>
          <table:table-cell office:value-type="float" office:value="0.387736309694623" calcext:value-type="float">
            <text:p>0.387736309694623</text:p>
          </table:table-cell>
          <table:table-cell office:value-type="float" office:value="1.55555555555556" calcext:value-type="float">
            <text:p>1.55555555555556</text:p>
          </table:table-cell>
          <table:table-cell office:value-type="float" office:value="0.312256111334775" calcext:value-type="float">
            <text:p>0.312256111334775</text:p>
          </table:table-cell>
          <table:table-cell office:value-type="float" office:value="0.130350788105166" calcext:value-type="float">
            <text:p>0.130350788105166</text:p>
          </table:table-cell>
          <table:table-cell office:value-type="float" office:value="0.184056917391957" calcext:value-type="float">
            <text:p>0.184056917391957</text:p>
          </table:table-cell>
          <table:table-cell office:value-type="float" office:value="0.149605854872221" calcext:value-type="float">
            <text:p>0.149605854872221</text:p>
          </table:table-cell>
          <table:table-cell office:value-type="float" office:value="0.551885209657357" calcext:value-type="float">
            <text:p>0.551885209657357</text:p>
          </table:table-cell>
          <table:table-cell office:value-type="float" office:value="1.31111111111111" calcext:value-type="float">
            <text:p>1.31111111111111</text:p>
          </table:table-cell>
          <table:table-cell office:value-type="float" office:value="0.206900306283404" calcext:value-type="float">
            <text:p>0.206900306283404</text:p>
          </table:table-cell>
          <table:table-cell table:formula="of:=AVERAGE([.B6:.J6])" office:value-type="float" office:value="0.532162018222908" calcext:value-type="float">
            <text:p>0.532162018222908</text:p>
          </table:table-cell>
          <table:table-cell office:value-type="float" office:value="0.89351679525698" calcext:value-type="float">
            <text:p>0.89351679525698</text:p>
          </table:table-cell>
          <table:table-cell table:formula="of:=AVERAGE([.K6:.L6])" office:value-type="float" office:value="0.712839406739944" calcext:value-type="float">
            <text:p>0.712839406739944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retrained_epoch196_nvis5</text:p>
          </table:table-cell>
          <table:table-cell table:style-name="ce5" office:value-type="float" office:value="0.412120832297954" calcext:value-type="float">
            <text:p>0.412120832297954</text:p>
          </table:table-cell>
          <table:table-cell table:style-name="ce5" office:value-type="float" office:value="1.46666666666667" calcext:value-type="float">
            <text:p>1.46666666666667</text:p>
          </table:table-cell>
          <table:table-cell table:style-name="ce5" office:value-type="float" office:value="0.299247214275724" calcext:value-type="float">
            <text:p>0.299247214275724</text:p>
          </table:table-cell>
          <table:table-cell table:style-name="ce5" office:value-type="float" office:value="0.133714633274549" calcext:value-type="float">
            <text:p>0.133714633274549</text:p>
          </table:table-cell>
          <table:table-cell table:style-name="ce5" office:value-type="float" office:value="0.17260508605053" calcext:value-type="float">
            <text:p>0.17260508605053</text:p>
          </table:table-cell>
          <table:table-cell table:style-name="ce5" office:value-type="float" office:value="0.149731098186044" calcext:value-type="float">
            <text:p>0.149731098186044</text:p>
          </table:table-cell>
          <table:table-cell table:style-name="ce5" office:value-type="float" office:value="0.45603112809436" calcext:value-type="float">
            <text:p>0.45603112809436</text:p>
          </table:table-cell>
          <table:table-cell table:style-name="ce5" office:value-type="float" office:value="0.866666666666667" calcext:value-type="float">
            <text:p>0.866666666666667</text:p>
          </table:table-cell>
          <table:table-cell table:style-name="ce5" office:value-type="float" office:value="0.186942396192053" calcext:value-type="float">
            <text:p>0.186942396192053</text:p>
          </table:table-cell>
          <table:table-cell table:style-name="ce5" table:formula="of:=AVERAGE([.B7:.J7])" office:value-type="float" office:value="0.460413969078283" calcext:value-type="float">
            <text:p>0.460413969078283</text:p>
          </table:table-cell>
          <table:table-cell table:style-name="ce5" office:value-type="float" office:value="0.870663940413747" calcext:value-type="float">
            <text:p>0.870663940413747</text:p>
          </table:table-cell>
          <table:table-cell table:style-name="ce5" table:formula="of:=AVERAGE([.K7:.L7])" office:value-type="float" office:value="0.665538954746015" calcext:value-type="float">
            <text:p>0.665538954746015</text:p>
          </table:table-cell>
          <table:table-cell table:style-name="ce5" table:number-columns-repeated="1011"/>
        </table:table-row>
        <table:table-row table:style-name="ro1">
          <table:table-cell table:style-name="ce6" office:value-type="string" calcext:value-type="string">
            <text:p>pretrained_epoch200_nvis3</text:p>
          </table:table-cell>
          <table:table-cell table:style-name="ce6" office:value-type="float" office:value="0.318500548116973" calcext:value-type="float">
            <text:p>0.318500548116973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0.272086181433443" calcext:value-type="float">
            <text:p>0.272086181433443</text:p>
          </table:table-cell>
          <table:table-cell table:style-name="ce6" office:value-type="float" office:value="0.137869198220025" calcext:value-type="float">
            <text:p>0.137869198220025</text:p>
          </table:table-cell>
          <table:table-cell table:style-name="ce6" office:value-type="float" office:value="0.170249324978324" calcext:value-type="float">
            <text:p>0.170249324978324</text:p>
          </table:table-cell>
          <table:table-cell table:style-name="ce6" office:value-type="float" office:value="0.147625074743473" calcext:value-type="float">
            <text:p>0.147625074743473</text:p>
          </table:table-cell>
          <table:table-cell table:style-name="ce6" office:value-type="float" office:value="0.392459217028798" calcext:value-type="float">
            <text:p>0.392459217028798</text:p>
          </table:table-cell>
          <table:table-cell table:style-name="ce6" office:value-type="float" office:value="0.844444444444444" calcext:value-type="float">
            <text:p>0.844444444444444</text:p>
          </table:table-cell>
          <table:table-cell table:style-name="ce6" office:value-type="float" office:value="0.173540686034263" calcext:value-type="float">
            <text:p>0.173540686034263</text:p>
          </table:table-cell>
          <table:table-cell table:style-name="ce6" table:formula="of:=AVERAGE([.B8:.J8])" office:value-type="float" office:value="0.428530519444416" calcext:value-type="float">
            <text:p>0.428530519444416</text:p>
          </table:table-cell>
          <table:table-cell table:style-name="ce6" office:value-type="float" office:value="0.916319561368819" calcext:value-type="float">
            <text:p>0.916319561368819</text:p>
          </table:table-cell>
          <table:table-cell table:formula="of:=AVERAGE([.K8:.L8])" office:value-type="float" office:value="0.672425040406617" calcext:value-type="float">
            <text:p>0.672425040406617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retrained_epoch203_nvis2</text:p>
          </table:table-cell>
          <table:table-cell office:value-type="float" office:value="0.370814844073298" calcext:value-type="float">
            <text:p>0.370814844073298</text:p>
          </table:table-cell>
          <table:table-cell office:value-type="float" office:value="1.64444444444444" calcext:value-type="float">
            <text:p>1.64444444444444</text:p>
          </table:table-cell>
          <table:table-cell office:value-type="float" office:value="0.27401746002076" calcext:value-type="float">
            <text:p>0.27401746002076</text:p>
          </table:table-cell>
          <table:table-cell office:value-type="float" office:value="0.142747582108268" calcext:value-type="float">
            <text:p>0.142747582108268</text:p>
          </table:table-cell>
          <table:table-cell office:value-type="float" office:value="0.182397307452193" calcext:value-type="float">
            <text:p>0.182397307452193</text:p>
          </table:table-cell>
          <table:table-cell office:value-type="float" office:value="0.161720382135624" calcext:value-type="float">
            <text:p>0.161720382135624</text:p>
          </table:table-cell>
          <table:table-cell office:value-type="float" office:value="0.437885446428251" calcext:value-type="float">
            <text:p>0.437885446428251</text:p>
          </table:table-cell>
          <table:table-cell office:value-type="float" office:value="0.977777777777778" calcext:value-type="float">
            <text:p>0.977777777777778</text:p>
          </table:table-cell>
          <table:table-cell office:value-type="float" office:value="0.173220177840499" calcext:value-type="float">
            <text:p>0.173220177840499</text:p>
          </table:table-cell>
          <table:table-cell table:formula="of:=AVERAGE([.B9:.J9])" office:value-type="float" office:value="0.485002824697901" calcext:value-type="float">
            <text:p>0.485002824697901</text:p>
          </table:table-cell>
          <table:table-cell office:value-type="float" office:value="0.94364963062349" calcext:value-type="float">
            <text:p>0.94364963062349</text:p>
          </table:table-cell>
          <table:table-cell table:formula="of:=AVERAGE([.K9:.L9])" office:value-type="float" office:value="0.714326227660696" calcext:value-type="float">
            <text:p>0.7143262276606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trained</text:p>
          </table:table-cell>
          <table:table-cell office:value-type="float" office:value="0.376893951881201" calcext:value-type="float">
            <text:p>0.376893951881201</text:p>
          </table:table-cell>
          <table:table-cell office:value-type="float" office:value="2.64444444444444" calcext:value-type="float">
            <text:p>2.64444444444444</text:p>
          </table:table-cell>
          <table:table-cell office:value-type="float" office:value="0.15443598191417" calcext:value-type="float">
            <text:p>0.15443598191417</text:p>
          </table:table-cell>
          <table:table-cell office:value-type="float" office:value="0.0495181675751417" calcext:value-type="float">
            <text:p>0.0495181675751417</text:p>
          </table:table-cell>
          <table:table-cell office:value-type="float" office:value="0.0490620282210908" calcext:value-type="float">
            <text:p>0.0490620282210908</text:p>
          </table:table-cell>
          <table:table-cell office:value-type="float" office:value="0.0386132957914783" calcext:value-type="float">
            <text:p>0.0386132957914783</text:p>
          </table:table-cell>
          <table:table-cell office:value-type="float" office:value="0.303438632247011" calcext:value-type="float">
            <text:p>0.303438632247011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0956067771822384" calcext:value-type="float">
            <text:p>0.0956067771822384</text:p>
          </table:table-cell>
          <table:table-cell table:formula="of:=AVERAGE([.B10:.J10])" office:value-type="float" office:value="0.508742216213715" calcext:value-type="float">
            <text:p>0.508742216213715</text:p>
          </table:table-cell>
          <table:table-cell office:value-type="float" office:value="0.78718274800546" calcext:value-type="float">
            <text:p>0.78718274800546</text:p>
          </table:table-cell>
          <table:table-cell table:formula="of:=AVERAGE([.K10:.L10])" office:value-type="float" office:value="0.647962482109588" calcext:value-type="float">
            <text:p>0.647962482109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trained_epoch168_nvis50</text:p>
          </table:table-cell>
          <table:table-cell office:value-type="float" office:value="0.310431758880411" calcext:value-type="float">
            <text:p>0.310431758880411</text:p>
          </table:table-cell>
          <table:table-cell office:value-type="float" office:value="1.24444444444444" calcext:value-type="float">
            <text:p>1.24444444444444</text:p>
          </table:table-cell>
          <table:table-cell office:value-type="float" office:value="0.186782248896299" calcext:value-type="float">
            <text:p>0.186782248896299</text:p>
          </table:table-cell>
          <table:table-cell office:value-type="float" office:value="0.0572213240175357" calcext:value-type="float">
            <text:p>0.0572213240175357</text:p>
          </table:table-cell>
          <table:table-cell office:value-type="float" office:value="0.0620879258343329" calcext:value-type="float">
            <text:p>0.0620879258343329</text:p>
          </table:table-cell>
          <table:table-cell office:value-type="float" office:value="0.0534241199892864" calcext:value-type="float">
            <text:p>0.0534241199892864</text:p>
          </table:table-cell>
          <table:table-cell office:value-type="float" office:value="0.38354329731745" calcext:value-type="float">
            <text:p>0.38354329731745</text:p>
          </table:table-cell>
          <table:table-cell office:value-type="float" office:value="0.711111111111111" calcext:value-type="float">
            <text:p>0.711111111111111</text:p>
          </table:table-cell>
          <table:table-cell office:value-type="float" office:value="0.155783568506325" calcext:value-type="float">
            <text:p>0.155783568506325</text:p>
          </table:table-cell>
          <table:table-cell table:formula="of:=AVERAGE([.B11:.J11])" office:value-type="float" office:value="0.351647755444132" calcext:value-type="float">
            <text:p>0.351647755444132</text:p>
          </table:table-cell>
          <table:table-cell office:value-type="float" office:value="1.14121574638035" calcext:value-type="float">
            <text:p>1.14121574638035</text:p>
          </table:table-cell>
          <table:table-cell table:formula="of:=AVERAGE([.K11:.L11])" office:value-type="float" office:value="0.746431750912241" calcext:value-type="float">
            <text:p>0.7464317509122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trained_epoch177_nvis30</text:p>
          </table:table-cell>
          <table:table-cell office:value-type="float" office:value="0.315383855194888" calcext:value-type="float">
            <text:p>0.315383855194888</text:p>
          </table:table-cell>
          <table:table-cell office:value-type="float" office:value="1.28888888888889" calcext:value-type="float">
            <text:p>1.28888888888889</text:p>
          </table:table-cell>
          <table:table-cell office:value-type="float" office:value="0.16221697540496" calcext:value-type="float">
            <text:p>0.16221697540496</text:p>
          </table:table-cell>
          <table:table-cell office:value-type="float" office:value="0.0478553900648372" calcext:value-type="float">
            <text:p>0.0478553900648372</text:p>
          </table:table-cell>
          <table:table-cell office:value-type="float" office:value="0.0619688370443338" calcext:value-type="float">
            <text:p>0.0619688370443338</text:p>
          </table:table-cell>
          <table:table-cell office:value-type="float" office:value="0.0443983097672263" calcext:value-type="float">
            <text:p>0.0443983097672263</text:p>
          </table:table-cell>
          <table:table-cell office:value-type="float" office:value="0.316600694452652" calcext:value-type="float">
            <text:p>0.316600694452652</text:p>
          </table:table-cell>
          <table:table-cell office:value-type="float" office:value="0.577777777777778" calcext:value-type="float">
            <text:p>0.577777777777778</text:p>
          </table:table-cell>
          <table:table-cell office:value-type="float" office:value="0.126474303257068" calcext:value-type="float">
            <text:p>0.126474303257068</text:p>
          </table:table-cell>
          <table:table-cell table:formula="of:=AVERAGE([.B12:.J12])" office:value-type="float" office:value="0.326840559094737" calcext:value-type="float">
            <text:p>0.326840559094737</text:p>
          </table:table-cell>
          <table:table-cell office:value-type="float" office:value="0.942050159297455" calcext:value-type="float">
            <text:p>0.942050159297455</text:p>
          </table:table-cell>
          <table:table-cell table:formula="of:=AVERAGE([.K12:.L12])" office:value-type="float" office:value="0.634445359196096" calcext:value-type="float">
            <text:p>0.634445359196096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etrained_epoch182_nvis20</text:p>
          </table:table-cell>
          <table:table-cell table:style-name="ce6" office:value-type="float" office:value="0.216628889643636" calcext:value-type="float">
            <text:p>0.216628889643636</text:p>
          </table:table-cell>
          <table:table-cell table:style-name="ce6" office:value-type="float" office:value="0.755555555555556" calcext:value-type="float">
            <text:p>0.755555555555556</text:p>
          </table:table-cell>
          <table:table-cell table:style-name="ce6" office:value-type="float" office:value="0.182944066624228" calcext:value-type="float">
            <text:p>0.182944066624228</text:p>
          </table:table-cell>
          <table:table-cell table:style-name="ce6" office:value-type="float" office:value="0.0525396457085445" calcext:value-type="float">
            <text:p>0.0525396457085445</text:p>
          </table:table-cell>
          <table:table-cell table:style-name="ce6" office:value-type="float" office:value="0.0562635106516046" calcext:value-type="float">
            <text:p>0.0562635106516046</text:p>
          </table:table-cell>
          <table:table-cell table:style-name="ce6" office:value-type="float" office:value="0.0401484573672209" calcext:value-type="float">
            <text:p>0.0401484573672209</text:p>
          </table:table-cell>
          <table:table-cell table:style-name="ce6" office:value-type="float" office:value="0.329278701316272" calcext:value-type="float">
            <text:p>0.329278701316272</text:p>
          </table:table-cell>
          <table:table-cell table:style-name="ce6" office:value-type="float" office:value="0.622222222222222" calcext:value-type="float">
            <text:p>0.622222222222222</text:p>
          </table:table-cell>
          <table:table-cell table:style-name="ce6" office:value-type="float" office:value="0.110339401671219" calcext:value-type="float">
            <text:p>0.110339401671219</text:p>
          </table:table-cell>
          <table:table-cell table:style-name="ce6" table:formula="of:=AVERAGE([.B13:.J13])" office:value-type="float" office:value="0.2628800500845" calcext:value-type="float">
            <text:p>0.2628800500845</text:p>
          </table:table-cell>
          <table:table-cell table:style-name="ce6" office:value-type="float" office:value="1.05361369775237" calcext:value-type="float">
            <text:p>1.05361369775237</text:p>
          </table:table-cell>
          <table:table-cell table:formula="of:=AVERAGE([.K13:.L13])" office:value-type="float" office:value="0.658246873918435" calcext:value-type="float">
            <text:p>0.658246873918435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retrained_epoch189_nvis10</text:p>
          </table:table-cell>
          <table:table-cell office:value-type="float" office:value="0.284127471858214" calcext:value-type="float">
            <text:p>0.284127471858214</text:p>
          </table:table-cell>
          <table:table-cell office:value-type="float" office:value="1.22222222222222" calcext:value-type="float">
            <text:p>1.22222222222222</text:p>
          </table:table-cell>
          <table:table-cell office:value-type="float" office:value="0.169478085693569" calcext:value-type="float">
            <text:p>0.169478085693569</text:p>
          </table:table-cell>
          <table:table-cell office:value-type="float" office:value="0.0492947610123696" calcext:value-type="float">
            <text:p>0.0492947610123696</text:p>
          </table:table-cell>
          <table:table-cell office:value-type="float" office:value="0.0578135548701866" calcext:value-type="float">
            <text:p>0.0578135548701866</text:p>
          </table:table-cell>
          <table:table-cell office:value-type="float" office:value="0.044041731927521" calcext:value-type="float">
            <text:p>0.044041731927521</text:p>
          </table:table-cell>
          <table:table-cell office:value-type="float" office:value="0.320141853452156" calcext:value-type="float">
            <text:p>0.320141853452156</text:p>
          </table:table-cell>
          <table:table-cell office:value-type="float" office:value="0.644444444444444" calcext:value-type="float">
            <text:p>0.644444444444444</text:p>
          </table:table-cell>
          <table:table-cell office:value-type="float" office:value="0.118097405290484" calcext:value-type="float">
            <text:p>0.118097405290484</text:p>
          </table:table-cell>
          <table:table-cell table:formula="of:=AVERAGE([.B14:.J14])" office:value-type="float" office:value="0.32329572564124" calcext:value-type="float">
            <text:p>0.32329572564124</text:p>
          </table:table-cell>
          <table:table-cell office:value-type="float" office:value="0.990524177364195" calcext:value-type="float">
            <text:p>0.990524177364195</text:p>
          </table:table-cell>
          <table:table-cell table:formula="of:=AVERAGE([.K14:.L14])" office:value-type="float" office:value="0.656909951502718" calcext:value-type="float">
            <text:p>0.656909951502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trained_epoch196_nvis5</text:p>
          </table:table-cell>
          <table:table-cell office:value-type="float" office:value="0.237663844629794" calcext:value-type="float">
            <text:p>0.237663844629794</text:p>
          </table:table-cell>
          <table:table-cell office:value-type="float" office:value="1.17777777777778" calcext:value-type="float">
            <text:p>1.17777777777778</text:p>
          </table:table-cell>
          <table:table-cell office:value-type="float" office:value="0.1400845671263" calcext:value-type="float">
            <text:p>0.1400845671263</text:p>
          </table:table-cell>
          <table:table-cell office:value-type="float" office:value="0.0498382908684334" calcext:value-type="float">
            <text:p>0.0498382908684334</text:p>
          </table:table-cell>
          <table:table-cell office:value-type="float" office:value="0.0491566500501586" calcext:value-type="float">
            <text:p>0.0491566500501586</text:p>
          </table:table-cell>
          <table:table-cell office:value-type="float" office:value="0.0330569353222944" calcext:value-type="float">
            <text:p>0.0330569353222944</text:p>
          </table:table-cell>
          <table:table-cell office:value-type="float" office:value="0.26061194938876" calcext:value-type="float">
            <text:p>0.26061194938876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0985560786136251" calcext:value-type="float">
            <text:p>0.0985560786136251</text:p>
          </table:table-cell>
          <table:table-cell table:formula="of:=AVERAGE([.B15:.J15])" office:value-type="float" office:value="0.289144627703633" calcext:value-type="float">
            <text:p>0.289144627703633</text:p>
          </table:table-cell>
          <table:table-cell office:value-type="float" office:value="0.815682004907736" calcext:value-type="float">
            <text:p>0.815682004907736</text:p>
          </table:table-cell>
          <table:table-cell table:formula="of:=AVERAGE([.K15:.L15])" office:value-type="float" office:value="0.552413316305685" calcext:value-type="float">
            <text:p>0.5524133163056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trained_epoch200_nvis3</text:p>
          </table:table-cell>
          <table:table-cell office:value-type="float" office:value="0.293126644219956" calcext:value-type="float">
            <text:p>0.293126644219956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130138432319855" calcext:value-type="float">
            <text:p>0.130138432319855</text:p>
          </table:table-cell>
          <table:table-cell office:value-type="float" office:value="0.0563188263068217" calcext:value-type="float">
            <text:p>0.0563188263068217</text:p>
          </table:table-cell>
          <table:table-cell office:value-type="float" office:value="0.0557344846663646" calcext:value-type="float">
            <text:p>0.0557344846663646</text:p>
          </table:table-cell>
          <table:table-cell office:value-type="float" office:value="0.0400337493824543" calcext:value-type="float">
            <text:p>0.0400337493824543</text:p>
          </table:table-cell>
          <table:table-cell office:value-type="float" office:value="0.247640239231792" calcext:value-type="float">
            <text:p>0.247640239231792</text:p>
          </table:table-cell>
          <table:table-cell office:value-type="float" office:value="0.511111111111111" calcext:value-type="float">
            <text:p>0.511111111111111</text:p>
          </table:table-cell>
          <table:table-cell office:value-type="float" office:value="0.0956945927923963" calcext:value-type="float">
            <text:p>0.0956945927923963</text:p>
          </table:table-cell>
          <table:table-cell table:formula="of:=AVERAGE([.B16:.J16])" office:value-type="float" office:value="0.307014601484898" calcext:value-type="float">
            <text:p>0.307014601484898</text:p>
          </table:table-cell>
          <table:table-cell office:value-type="float" office:value="0.73456207989583" calcext:value-type="float">
            <text:p>0.73456207989583</text:p>
          </table:table-cell>
          <table:table-cell table:formula="of:=AVERAGE([.K16:.L16])" office:value-type="float" office:value="0.520788340690364" calcext:value-type="float">
            <text:p>0.520788340690364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retrained_epoch203_nvis2</text:p>
          </table:table-cell>
          <table:table-cell table:style-name="ce5" office:value-type="float" office:value="0.234080782671994" calcext:value-type="float">
            <text:p>0.234080782671994</text:p>
          </table:table-cell>
          <table:table-cell table:style-name="ce5" office:value-type="float" office:value="1.04444444444444" calcext:value-type="float">
            <text:p>1.04444444444444</text:p>
          </table:table-cell>
          <table:table-cell table:style-name="ce5" office:value-type="float" office:value="0.142214138135327" calcext:value-type="float">
            <text:p>0.142214138135327</text:p>
          </table:table-cell>
          <table:table-cell table:style-name="ce5" office:value-type="float" office:value="0.0435475096177187" calcext:value-type="float">
            <text:p>0.0435475096177187</text:p>
          </table:table-cell>
          <table:table-cell table:style-name="ce5" office:value-type="float" office:value="0.0537319459784554" calcext:value-type="float">
            <text:p>0.0537319459784554</text:p>
          </table:table-cell>
          <table:table-cell table:style-name="ce5" office:value-type="float" office:value="0.0381691968799764" calcext:value-type="float">
            <text:p>0.0381691968799764</text:p>
          </table:table-cell>
          <table:table-cell table:style-name="ce5" office:value-type="float" office:value="0.262032247860619" calcext:value-type="float">
            <text:p>0.262032247860619</text:p>
          </table:table-cell>
          <table:table-cell table:style-name="ce5" office:value-type="float" office:value="0.555555555555556" calcext:value-type="float">
            <text:p>0.555555555555556</text:p>
          </table:table-cell>
          <table:table-cell table:style-name="ce5" office:value-type="float" office:value="0.0974461951192048" calcext:value-type="float">
            <text:p>0.0974461951192048</text:p>
          </table:table-cell>
          <table:table-cell table:style-name="ce5" table:formula="of:=AVERAGE([.B17:.J17])" office:value-type="float" office:value="0.274580224029255" calcext:value-type="float">
            <text:p>0.274580224029255</text:p>
          </table:table-cell>
          <table:table-cell table:style-name="ce5" office:value-type="float" office:value="0.719872319168428" calcext:value-type="float">
            <text:p>0.719872319168428</text:p>
          </table:table-cell>
          <table:table-cell table:style-name="ce5" table:formula="of:=AVERAGE([.K17:.L17])" office:value-type="float" office:value="0.497226271598841" calcext:value-type="float">
            <text:p>0.497226271598841</text:p>
          </table:table-cell>
          <table:table-cell table:style-name="ce5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 style:data-style-name="N2" text:time-value="12:44:00.8099155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6-04-13T12:41:57.978880350</dc:date>
    <meta:editing-duration>PT4M20S</meta:editing-duration>
    <meta:editing-cycles>5</meta:editing-cycles>
    <meta:generator>LibreOffice/7.3.3.2$MacOSX_AARCH64 LibreOffice_project/d1d0ea68f081ee2800a922cac8f79445e4603348</meta:generator>
    <meta:document-statistic meta:table-count="1" meta:cell-count="221" meta:object-count="0"/>
  </office:meta>
</office:document-meta>
</file>